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Загрузка программного обеспечения на целевую систему</text:h>
          </table:table-cell>
        </table:table-row>
        <table:table-row table:style-name="Table1.2">
          <table:table-cell table:style-name="Table1.A2" office:value-type="string">
            <text:p text:style-name="P1">Для копирования сгенерированных программ на прибор следует в рабочем окне «Инструменты автоматики» левой клавишей «мыши» нажать кнопку «Скопировать на целевую систему» (показана на рисунке 1). При этом на целевой системе (приборе) должна быть запущена ОС и доступен ftp сервер.</text:p>
            <text:p text:style-name="P2"><draw:frame draw:style-name="fr1" draw:name="graphics1" text:anchor-type="as-char" svg:width="8.864cm" svg:height="6.35cm" draw:z-index="0"><draw:image xlink:href="../_images/rp-4-4-ris-01.png" xlink:type="simple" xlink:show="embed" xlink:actuate="onLoad"/></draw:frame></text:p>
            <text:p text:style-name="P2">Рисунок 1</text:p>
            <text:p text:style-name="P1">По умолчанию логин и пароль для копирования по протоколу передачи файлов ftp равен root root. Для изменения логина и пароля в рабочем окне «Инструменты автоматики» следует перейти в закладку «Настройки» и изменить значение root root соответствующего поля параметра «Команда загрузки в целевую систему» на желаемые (как показано на рисунке 2).</text:p>
            <text:p text:style-name="P2"><draw:frame draw:style-name="fr1" draw:name="graphics2" text:anchor-type="as-char" svg:width="19.449cm" svg:height="9.846cm" draw:z-index="1"><draw:image xlink:href="../_images/rp-4-4-ris-02.png" xlink:type="simple" xlink:show="embed" xlink:actuate="onLoad"/></draw:frame></text:p>
            <text:p text:style-name="P2">Рисунок 2</text:p>
            <text:p text:style-name="P1">После успешного копирования файлов на целевую систему (прибор), можно запустить отладочный сервер и исполняемый модуль (в соответствии с разделом 3).</text:p>
            <text:p text:style-name="P1"><text:soft-page-break/>На рисунке 3 представлено рабочее окно целевой системы QNX6.4.1 с запущенными программами GdbServer (рабочее окно ttyp0) и DispExemod (рабочее окно ttyp1).</text:p>
            <text:p text:style-name="P2"><draw:frame draw:style-name="fr1" draw:name="graphics3" text:anchor-type="as-char" svg:width="17.655cm" svg:height="10.613cm" draw:z-index="2"><draw:image xlink:href="../_images/rp-4-4-ris-03.png" xlink:type="simple" xlink:show="embed" xlink:actuate="onLoad"/></draw:frame></text:p>
            <text:p text:style-name="P2">Рисунок 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грузка программного обеспечения на целевую систему</dc:title>
    <dc:date>2016-02-20T11:21:22.52</dc:date>
    <meta:generator>OpenOffice/4.1.1$Win32 OpenOffice.org_project/411m6$Build-9775</meta:generator>
    <meta:editing-duration>PT3H47M36S</meta:editing-duration>
    <meta:editing-cycles>91</meta:editing-cycles>
    <dc:creator>ILYA KUBENSKIY</dc:creator>
    <meta:document-statistic meta:table-count="1" meta:image-count="3" meta:object-count="0" meta:page-count="2" meta:paragraph-count="11" meta:word-count="142" meta:character-count="1005"/>
    <meta:user-defined meta:name="Поле 1"/>
    <meta:user-defined meta:name="Поле 2"/>
    <meta:user-defined meta:name="Поле 3"/>
    <meta:user-defined meta:name="Поле 4"/>
  </office:meta>
</office:document-meta>
</file>